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66a9" officeooo:paragraph-rsid="001266a9"/>
    </style:style>
    <style:style style:name="P2" style:family="paragraph" style:parent-style-name="Standard">
      <style:text-properties officeooo:rsid="001266a9" officeooo:paragraph-rsid="0014fe7d"/>
    </style:style>
    <style:style style:name="P3" style:family="paragraph" style:parent-style-name="Standard">
      <style:text-properties fo:font-weight="bold" officeooo:rsid="001266a9" officeooo:paragraph-rsid="001266a9" style:font-weight-asian="bold" style:font-weight-complex="bold"/>
    </style:style>
    <style:style style:name="P4" style:family="paragraph" style:parent-style-name="Standard">
      <style:text-properties fo:font-weight="bold" officeooo:rsid="001266a9" officeooo:paragraph-rsid="00134098" style:font-weight-asian="bold" style:font-weight-complex="bold"/>
    </style:style>
    <style:style style:name="P5" style:family="paragraph" style:parent-style-name="Standard">
      <style:text-properties fo:font-weight="bold" officeooo:rsid="00134098" officeooo:paragraph-rsid="00134098" style:font-weight-asian="bold" style:font-weight-complex="bold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266a9" officeooo:paragraph-rsid="001266a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07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e359" style:font-weight-asian="normal" style:font-weight-complex="normal"/>
    </style:style>
    <style:style style:name="T5" style:family="text">
      <style:text-properties fo:font-weight="normal" officeooo:rsid="00167e33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4fe7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14fe7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19e359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officeooo:rsid="0014fe7d"/>
    </style:style>
    <style:style style:name="T13" style:family="text">
      <style:text-properties style:text-underline-style="solid" style:text-underline-width="auto" style:text-underline-color="font-color" officeooo:rsid="00167e33"/>
    </style:style>
    <style:style style:name="T14" style:family="text">
      <style:text-properties style:text-underline-style="solid" style:text-underline-width="auto" style:text-underline-color="font-color" officeooo:rsid="00184d6a"/>
    </style:style>
    <style:style style:name="T15" style:family="text">
      <style:text-properties style:text-underline-style="solid" style:text-underline-width="auto" style:text-underline-color="font-color" officeooo:rsid="0019e359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officeooo:rsid="0014fe7d"/>
    </style:style>
    <style:style style:name="T19" style:family="text">
      <style:text-properties style:text-underline-style="none" officeooo:rsid="00167e33"/>
    </style:style>
    <style:style style:name="T20" style:family="text">
      <style:text-properties style:text-underline-style="none" officeooo:rsid="00184d6a"/>
    </style:style>
    <style:style style:name="T21" style:family="text">
      <style:text-properties officeooo:rsid="0014a07a"/>
    </style:style>
    <style:style style:name="T22" style:family="text">
      <style:text-properties officeooo:rsid="0014fe7d"/>
    </style:style>
    <style:style style:name="T23" style:family="text">
      <style:text-properties style:text-underline-style="solid" style:text-underline-type="double" style:text-underline-width="auto" style:text-underline-color="font-color"/>
    </style:style>
    <style:style style:name="T24" style:family="text">
      <style:text-properties style:text-underline-style="solid" style:text-underline-type="double" style:text-underline-width="auto" style:text-underline-color="font-color" officeooo:rsid="0014fe7d"/>
    </style:style>
    <style:style style:name="T25" style:family="text">
      <style:text-properties officeooo:rsid="00167e33"/>
    </style:style>
    <style:style style:name="T26" style:family="text">
      <style:text-properties officeooo:rsid="0019e3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if not exists "User" (id integer, uid integer, accountEnabled boolean);</text:p>
      <text:p text:style-name="P1"/>
      <text:p text:style-name="P1">Kennel (<text:span text:style-name="T1">id</text:span> integer, name varchar, lati, longi, location, <text:span text:style-name="T9">idRank FK</text:span>)</text:p>
      <text:p text:style-name="P1"/>
      <text:p text:style-name="P1">Rank (<text:span text:style-name="T1">id</text:span> integer, type varchar)</text:p>
      <text:p text:style-name="P1"/>
      <text:p text:style-name="P1">User (<text:span text:style-name="T1">id</text:span> integer, uib integer, accountEnabled boolean, <text:span text:style-name="T6">idRank FK</text:span> )</text:p>
      <text:p text:style-name="P1"/>
      <text:p text:style-name="P2">Publication (<text:span text:style-name="T1">id</text:span> integer, dateCreation date, isAdopted boolean, numComplain integer, lati, longi, isDoneDeal boolean, <text:span text:style-name="T9">idUser</text:span><text:span text:style-name="T10">Owner FK</text:span><text:span text:style-name="T22">, </text:span><text:span text:style-name="T12">idUserDeal </text:span><text:span text:style-name="T13">FK</text:span><text:span text:style-name="T19">, </text:span><text:span text:style-name="T14">idAnimal FK</text:span>)</text:p>
      <text:p text:style-name="P1"/>
      <text:p text:style-name="P1">Animal(id integer, age integer, sex integer, isCastrated integer, description text, urlImage1 varchar, urlImage2 varchar, urlImage3 varchar, urlImage4 varchar, urlImage5 varchar, <text:span text:style-name="T6">idBleed FK</text:span>)</text:p>
      <text:p text:style-name="P1"/>
      <text:p text:style-name="P1">Bleed (id integer, name varchar, needPermission boolean, urlImage varchar, <text:span text:style-name="T6">idTypeAnimal FK</text:span>)</text:p>
      <text:p text:style-name="P1"/>
      <text:p text:style-name="P1">TypeAnimal (id integer, name varchar, urlImage varchar)</text:p>
      <text:p text:style-name="P1"/>
      <text:p text:style-name="P3">R_Reservation(<text:span text:style-name="T25">idReservation </text:span><text:span text:style-name="T5">integer</text:span><text:span text:style-name="T25">, </text:span><text:span text:style-name="T9">idUser </text:span><text:span text:style-name="T11">FK</text:span><text:span text:style-name="T17">, </text:span><text:span text:style-name="T9">idBleed </text:span><text:span text:style-name="T11">FK</text:span><text:span text:style-name="T26">, </text:span><text:s/><text:span text:style-name="T3">dateCreation</text:span> <text:span text:style-name="T4">date</text:span>)</text:p>
      <text:p text:style-name="P4">R_Chat (<text:span text:style-name="T25">idChat </text:span><text:span text:style-name="T4">integer</text:span><text:span text:style-name="T5">, </text:span><text:span text:style-name="T9">idUser </text:span><text:span text:style-name="T11">FK</text:span><text:span text:style-name="T3">, </text:span><text:span text:style-name="T9">idAnimal </text:span><text:span text:style-name="T11">FK</text:span><text:span text:style-name="T3">, </text:span><text:span text:style-name="T4">dateCreation date</text:span>)</text:p>
      <text:p text:style-name="P6"/>
      <text:p text:style-name="P1"/>
      <text:p text:style-name="P5">New Relations</text:p>
      <text:p text:style-name="P1"/>
      <text:p text:style-name="P1">R_Kennel_Rank(<text:span text:style-name="T1">idKennel</text:span>, idRank) →<text:span text:style-name="T21"> Done</text:span></text:p>
      <text:p text:style-name="P1"/>
      <text:p text:style-name="P1">R_Rank_User(idRank, <text:span text:style-name="T1">idUser</text:span>) →<text:span text:style-name="T21"> Done</text:span></text:p>
      <text:p text:style-name="P1"/>
      <text:p text:style-name="P1">R_User_Publication(idUser, <text:span text:style-name="T1">idPublication</text:span>) →<text:span text:style-name="T22"> User make new Publication</text:span></text:p>
      <text:p text:style-name="P1"/>
      <text:p text:style-name="P2">R_User_Publication(idUser, <text:span text:style-name="T1">idPublication</text:span>) →<text:span text:style-name="T25"> Deal with that User (d</text:span></text:p>
      <text:p text:style-name="P1"/>
      <text:p text:style-name="P1">R_Publication_Animal (<text:span text:style-name="T1">idPublication</text:span>, idAnimal) →<text:span text:style-name="T26"> Done</text:span></text:p>
      <text:p text:style-name="P1"/>
      <text:p text:style-name="P1">R_Bleed_Animal (idBleed, <text:span text:style-name="T1">idAnimal</text:span>) →<text:span text:style-name="T26"> Done</text:span></text:p>
      <text:p text:style-name="P1"/>
      <text:p text:style-name="P1">R_TypeAnimal_Bleed (idTypeAnimal, <text:span text:style-name="T1">idBleed</text:span>) →<text:span text:style-name="T26"> Done</text:span></text:p>
      <text:p text:style-name="P1"/>
      <text:p text:style-name="P1"/>
      <text:p text:style-name="P3">R_Reservation(idUser, idBleed , dateCreation) →<text:span text:style-name="T21"> Done</text:span></text:p>
      <text:p text:style-name="P1"><text:span text:style-name="T1">R_Chat</text:span> (idUser, idAnimal) →<text:span text:style-name="T21"> </text:span><text:span text:style-name="T2">Done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1:32:54.109711662</meta:creation-date>
    <dc:date>2016-09-12T12:14:41.474085236</dc:date>
    <meta:editing-duration>PT31M26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20" meta:word-count="164" meta:character-count="1336" meta:non-whitespace-character-count="1191"/>
  </office:meta>
</office:document-meta>
</file>